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6beba"/>
    </style:style>
    <style:style style:name="T1" style:family="text">
      <style:text-properties officeooo:rsid="0016be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Kaufvertragsstörungen:</text:span></text:p>
      <text:p text:style-name="Standard"><text:span text:style-name="T1"/></text:p>
      <text:p text:style-name="P1"><text:span text:style-name="T1">- welche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- Verursacher</text:span></text:p>
      <text:p text:style-name="P1"><text:span text:style-name="T1">- Vorrausetzungen</text:span></text:p>
      <text:p text:style-name="P1"><text:span text:style-name="T1">- mögliche Folgen</text:span></text:p>
      <text:p text:style-name="P1"><text:span text:style-name="T1">- Rechtsfolgen für</text:span></text:p>
      <text:p text:style-name="P1"><text:span text:style-name="T1"><text:tab/>- Verursacher</text:span></text:p>
      <text:p text:style-name="P1"><text:span text:style-name="T1"><text:tab/> <text:s/>· Rechte für die die Gegenpartei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2-05T09:06:09</meta:creation-date>
    <dc:date>2012-12-05T10:55:28</dc:date>
    <dc:creator>Dennis Diehm</dc:creator>
    <meta:editing-duration>PT1H18M54S</meta:editing-duration>
    <meta:editing-cycles>1</meta:editing-cycles>
    <meta:document-statistic meta:table-count="0" meta:image-count="0" meta:object-count="0" meta:page-count="1" meta:paragraph-count="8" meta:word-count="21" meta:character-count="144" meta:non-whitespace-character-count="127"/>
    <meta:generator>LibreOffice/3.6$Linux_x86 LibreOffice_project/360m1$Build-2</meta:generator>
  </office:meta>
</office:document-meta>
</file>